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4.5882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3.0965in"/>
    </style:style>
    <style:style style:name="co6" style:family="table-column">
      <style:table-column-properties fo:break-before="auto" style:column-width="2.4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4586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ETH3CDAQ1_MEASU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204,R1304,R1303,R1302,R304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k</text:p>
          </table:table-cell>
          <table:table-cell office:value-type="string" calcext:value-type="string">
            <text:p>667-ERJ-PA3F100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203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0" calcext:value-type="float">
            <text:p>120</text:p>
          </table:table-cell>
          <table:table-cell office:value-type="string" calcext:value-type="string">
            <text:p>667-ERJ-UP3F1200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223,C229,C1302,C1301,C824,C823,C822,C821,C820,C818,C817,C815,C814,C813,C812,C810,C809,C807,C806,C805,C804,C924,C923,C922,C921,C920,C918,C917,C915,C914,C913,C912,C910,C909,C907,C906,C905,C904,C1520,C1517,C1514,C1512,C1509,C1506,C1504,C1309,C1306,C1305,C1524,C1523,C1522,C1521,C1518,C1515,C1513,C1510,C1507,C1505,C412,C411,C410,C409,C408,C405,C402,C1407,C1406,C1405,C1404,C1403,C1402,C1401,C308,C306,C304,C303,C301,C230,C213,C228,C212,C227,C211,C226,C210,C225,C209,C224,C208,C221,C207,C218,C206,C217,C205,C204,C203,C202,C201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string" calcext:value-type="string">
            <text:p>100n</text:p>
          </table:table-cell>
          <table:table-cell office:value-type="string" calcext:value-type="string">
            <text:p>581-06031C104K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205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MCP2551-I-SN</text:p>
          </table:table-cell>
          <table:table-cell office:value-type="string" calcext:value-type="string">
            <text:p>579-MCP2551-I/SN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506,R906,R806,R814,R801,R914,R901,R1514,R15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U207</text:p>
          </table:table-cell>
          <table:table-cell table:style-name="ce5" office:value-type="string" calcext:value-type="string">
            <text:p>TS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CA9517</text:p>
          </table:table-cell>
          <table:table-cell office:value-type="string" calcext:value-type="string">
            <text:p>771-PCA9517ADP118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R206,R205,R202,R208,R207,R2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4k7</text:p>
          </table:table-cell>
          <table:table-cell office:value-type="string" calcext:value-type="string">
            <text:p>667-ERJ-UP3D470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U206</text:p>
          </table:table-cell>
          <table:table-cell table:style-name="ce5" office:value-type="string" calcext:value-type="string">
            <text:p>TQFP-144_20x20mm_P0.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TM32H743ZI</text:p>
          </table:table-cell>
          <table:table-cell office:value-type="string" calcext:value-type="string">
            <text:p>511-STM32H743ZIT6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401,C404,C216,C215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8p</text:p>
          </table:table-cell>
          <table:table-cell office:value-type="string" calcext:value-type="string">
            <text:p>581-06033A8R0D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H102,H101</text:p>
          </table:table-cell>
          <table:table-cell table:style-name="ce7" office:value-type="string" calcext:value-type="string">
            <text:p>MountingHole_3.2mm_M3_DIN965_Pad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MountingHole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U808,U908,U1508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74HCT595</text:p>
          </table:table-cell>
          <table:table-cell office:value-type="string" calcext:value-type="string">
            <text:p>771-HCT595PW1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U807,U907,U1507</text:p>
          </table:table-cell>
          <table:table-cell table:style-name="ce5" office:value-type="string" calcext:value-type="string">
            <text:p>QFN-16-1EP_4x4mm_P0.65mm_EP2.7x2.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DS8681RUM</text:p>
          </table:table-cell>
          <table:table-cell office:value-type="string" calcext:value-type="string">
            <text:p>595-ADS8681IRUM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U806,U906,U1506</text:p>
          </table:table-cell>
          <table:table-cell table:style-name="ce5" office:value-type="string" calcext:value-type="string">
            <text:p>SOT-55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74LVC1GU04DRL</text:p>
          </table:table-cell>
          <table:table-cell office:value-type="string" calcext:value-type="string">
            <text:p>595-74LVC1GU04DRLRG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U805,U905,U1505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PA192</text:p>
          </table:table-cell>
          <table:table-cell office:value-type="string" calcext:value-type="string">
            <text:p>595-OPA192ID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U804,U803,U904,U903,U1504,U15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DG419LDY</text:p>
          </table:table-cell>
          <table:table-cell office:value-type="string" calcext:value-type="string">
            <text:p>78-DG419LEDY-T1-GE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U802,U902,U1502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DG211</text:p>
          </table:table-cell>
          <table:table-cell office:value-type="string" calcext:value-type="string">
            <text:p>700-DG211CUE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U801,U901,U15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T1355</text:p>
          </table:table-cell>
          <table:table-cell office:value-type="string" calcext:value-type="string">
            <text:p>584-LT1355CS8#PBF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817,R816,R803,R802,R917,R916,R903,R902,R1517,R1516,R411,R409,R408,R407,R406,R403,R301,R1503,R1502,R214,R213,R209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10k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R815,R915,R1515</text:p>
          </table:table-cell>
          <table:table-cell table:style-name="ce5" office:value-type="string" calcext:value-type="string">
            <text:p>R_Array_Convex_4x060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80" calcext:value-type="float">
            <text:p>680</text:p>
          </table:table-cell>
          <table:table-cell office:value-type="string" calcext:value-type="string">
            <text:p>667-ERJ-UP3J68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R813,R811,R913,R911,R1513,R151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5k23</text:p>
          </table:table-cell>
          <table:table-cell office:value-type="string" calcext:value-type="string">
            <text:p>667-ERJ-PA3F523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R812,R912,R1512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k2</text:p>
          </table:table-cell>
          <table:table-cell office:value-type="string" calcext:value-type="string">
            <text:p>667-ERJ-PA3D102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R810,R808,R910,R908,R1510,R1508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6k81</text:p>
          </table:table-cell>
          <table:table-cell office:value-type="string" calcext:value-type="string">
            <text:p>667-ERJ-PA3F681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809,R909,R1509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1k3</text:p>
          </table:table-cell>
          <table:table-cell office:value-type="string" calcext:value-type="string">
            <text:p>667-ERJ-PA3F113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R807,R907,R1507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0R47</text:p>
          </table:table-cell>
          <table:table-cell office:value-type="string" calcext:value-type="string">
            <text:p>588-KDV06FR470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R805,R905,R501,R150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0R22</text:p>
          </table:table-cell>
          <table:table-cell office:value-type="string" calcext:value-type="string">
            <text:p>588-KDV06FR220E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R804,R904,R1504,R418,R417,R416,R41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49R9</text:p>
          </table:table-cell>
          <table:table-cell office:value-type="string" calcext:value-type="string">
            <text:p>667-ERJ-UP3F49R9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C825,C808,C925,C908,C1525,C1508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30p</text:p>
          </table:table-cell>
          <table:table-cell office:value-type="string" calcext:value-type="string">
            <text:p>80-C0603X331K5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819,C919,C309,C1519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47p</text:p>
          </table:table-cell>
          <table:table-cell office:value-type="string" calcext:value-type="string">
            <text:p>80-C0603C470K5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816,C916,C1516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1000p</text:p>
          </table:table-cell>
          <table:table-cell table:number-columns-repeated="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811,C911,C1511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0p</text:p>
          </table:table-cell>
          <table:table-cell office:value-type="string" calcext:value-type="string">
            <text:p>581-06035C101MA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803,C903,C1304,C1303,C503,C1503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u</text:p>
          </table:table-cell>
          <table:table-cell office:value-type="string" calcext:value-type="string">
            <text:p>187-CL21B106KAYQNNE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802,C902,C502,C501,C1502,C407,C406,C307,C305,C302,C214,C222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u</text:p>
          </table:table-cell>
          <table:table-cell office:value-type="string" calcext:value-type="string">
            <text:p>80-C0603C105K3RL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C801,C901,C1501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2u</text:p>
          </table:table-cell>
          <table:table-cell office:value-type="string" calcext:value-type="string">
            <text:p>81-GRM21BR61E226ME4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J1001,J1101,J1201</text:p>
          </table:table-cell>
          <table:table-cell table:style-name="ce5" office:value-type="string" calcext:value-type="string">
            <text:p>PinSocket_2x10_P2.54mm_Vertica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Conn_02x10_Odd_Even</text:p>
          </table:table-cell>
          <table:table-cell office:value-type="string" calcext:value-type="string">
            <text:p>517-929852-01-10-R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U601</text:p>
          </table:table-cell>
          <table:table-cell table:style-name="ce5" office:value-type="string" calcext:value-type="string">
            <text:p>SOT-223-3_TabPin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M1117-5.0</text:p>
          </table:table-cell>
          <table:table-cell office:value-type="string" calcext:value-type="string">
            <text:p>926-LM1117IMP5.0NOPB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U1303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071</text:p>
          </table:table-cell>
          <table:table-cell office:value-type="string" calcext:value-type="string">
            <text:p>595-TL071CDRE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U1302</text:p>
          </table:table-cell>
          <table:table-cell table:style-name="ce5" office:value-type="string" calcext:value-type="string">
            <text:p>TSSOP-16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AC8564</text:p>
          </table:table-cell>
          <table:table-cell office:value-type="string" calcext:value-type="string">
            <text:p>595-DAC8564IAPW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U1301</text:p>
          </table:table-cell>
          <table:table-cell table:style-name="ce5" office:value-type="string" calcext:value-type="string">
            <text:p>SOIC-14_3.9x8.7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L074</text:p>
          </table:table-cell>
          <table:table-cell office:value-type="string" calcext:value-type="string">
            <text:p>595-TL074QDREP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U501</text:p>
          </table:table-cell>
          <table:table-cell table:style-name="ce5" office:value-type="string" calcext:value-type="string">
            <text:p>SOIC-8_3.9x4.9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REF5040ID</text:p>
          </table:table-cell>
          <table:table-cell office:value-type="string" calcext:value-type="string">
            <text:p>595-REF5040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1313,R1312,R131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00k</text:p>
          </table:table-cell>
          <table:table-cell office:value-type="string" calcext:value-type="string">
            <text:p>667-ERJ-UP3D1003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R1310,R1308,R1306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33k2</text:p>
          </table:table-cell>
          <table:table-cell office:value-type="string" calcext:value-type="string">
            <text:p>667-ERJ-UP3F332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R1309,R1307,R1305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4k9</text:p>
          </table:table-cell>
          <table:table-cell office:value-type="string" calcext:value-type="string">
            <text:p>667-ERJ-UP3F2492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R130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B1302,FB13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PZ1608S221ATA00</text:p>
          </table:table-cell>
          <table:table-cell office:value-type="string" calcext:value-type="string">
            <text:p>810-MPZ1608S221ATA00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C602,C601</text:p>
          </table:table-cell>
          <table:table-cell table:style-name="ce5" office:value-type="string" calcext:value-type="string">
            <text:p>C_1206_3216Metric_Pad1.33x1.8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u</text:p>
          </table:table-cell>
          <table:table-cell office:value-type="string" calcext:value-type="string">
            <text:p>810-C3216X7R1H1061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C1315,C1314,C1313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n</text:p>
          </table:table-cell>
          <table:table-cell office:value-type="string" calcext:value-type="string">
            <text:p>581-03063C102M4T2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C1312,C1311,C1310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220n</text:p>
          </table:table-cell>
          <table:table-cell office:value-type="string" calcext:value-type="string">
            <text:p>603-CC0603KRX5R9BB2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C1308,C1307</text:p>
          </table:table-cell>
          <table:table-cell table:style-name="ce5" office:value-type="string" calcext:value-type="string">
            <text:p>C_0805_2012Metric_Pad1.18x1.4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4u7</text:p>
          </table:table-cell>
          <table:table-cell office:value-type="string" calcext:value-type="string">
            <text:p>810-C2012X7R475K125C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J702</text:p>
          </table:table-cell>
          <table:table-cell table:style-name="ce5" office:value-type="string" calcext:value-type="string">
            <text:p>PinSocket_2x04_P2.54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2x04_Odd_Even</text:p>
          </table:table-cell>
          <table:table-cell office:value-type="string" calcext:value-type="string">
            <text:p>517-929852-01-04-RA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J701</text:p>
          </table:table-cell>
          <table:table-cell table:style-name="ce5" office:value-type="string" calcext:value-type="string">
            <text:p>PinSocket_2x02_P2.54mm_Vertica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onn_02x02_Odd_Even</text:p>
          </table:table-cell>
          <table:table-cell office:value-type="string" calcext:value-type="string">
            <text:p>517-929975-01-02-RK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Y401</text:p>
          </table:table-cell>
          <table:table-cell table:style-name="ce6" office:value-type="string" calcext:value-type="string">
            <text:p>NX5032G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X5032GA-25.000M-LN-CD-1</text:p>
          </table:table-cell>
          <table:table-cell table:number-columns-repeated="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U403,U402</text:p>
          </table:table-cell>
          <table:table-cell table:style-name="ce6" office:value-type="string" calcext:value-type="string">
            <text:p>SO8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LC03-3.3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U401</text:p>
          </table:table-cell>
          <table:table-cell table:style-name="ce5" office:value-type="string" calcext:value-type="string">
            <text:p>QFN-24-1EP_4x4mm_P0.5mm_EP2.6x2.6mm_ThermalVia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LAN8742A</text:p>
          </table:table-cell>
          <table:table-cell office:value-type="string" calcext:value-type="string">
            <text:p>579-LAN8742A-CZ-T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R421,R42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75/1%</text:p>
          </table:table-cell>
          <table:table-cell table:number-columns-repeated="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R419</text:p>
          </table:table-cell>
          <table:table-cell table:style-name="ce5" office:value-type="string" calcext:value-type="string">
            <text:p>R_1206_3216Metric_Pad1.30x1.75mm_HandSold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M/1kV</text:p>
          </table:table-cell>
          <table:table-cell office:value-type="string" calcext:value-type="string">
            <text:p>756-HVC1206-1M0FT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R414,R41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R41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2k1</text:p>
          </table:table-cell>
          <table:table-cell table:number-columns-repeated="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R410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k5</text:p>
          </table:table-cell>
          <table:table-cell table:number-columns-repeated="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R405,R404,R402,R401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3" calcext:value-type="float">
            <text:p>33</text:p>
          </table:table-cell>
          <table:table-cell office:value-type="string" calcext:value-type="string">
            <text:p>667-ERJ-UP3J330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L401</text:p>
          </table:table-cell>
          <table:table-cell table:style-name="ce5" office:value-type="string" calcext:value-type="string">
            <text:p>749010012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9010012A</text:p>
          </table:table-cell>
          <table:table-cell office:value-type="string" calcext:value-type="string">
            <text:p>710-749010012A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FB401,FB201</text:p>
          </table:table-cell>
          <table:table-cell table:style-name="ce6" office:value-type="string" calcext:value-type="string">
            <text:p>L_0805_2012Metric_Pad1.15x1.40mm_HandSol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2792031" calcext:value-type="float">
            <text:p>742792031</text:p>
          </table:table-cell>
          <table:table-cell table:number-columns-repeated="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D402,D202</text:p>
          </table:table-cell>
          <table:table-cell table:style-name="ce5" office:value-type="string" calcext:value-type="string">
            <text:p>LED_0603_1608Metric_Pad1.05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720-KGDELLS122A4849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D401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C414,C413</text:p>
          </table:table-cell>
          <table:table-cell table:style-name="ce5" office:value-type="string" calcext:value-type="string">
            <text:p>C_1206_3216Metric_Pad1.33x1.80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n/1kV</text:p>
          </table:table-cell>
          <table:table-cell office:value-type="string" calcext:value-type="string">
            <text:p>80-C1206X102KDRAUTO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403</text:p>
          </table:table-cell>
          <table:table-cell table:style-name="ce6" office:value-type="string" calcext:value-type="string">
            <text:p>C_0603_1608Metric_Pad1.0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470p</text:p>
          </table:table-cell>
          <table:table-cell table:number-columns-repeated="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U1401</text:p>
          </table:table-cell>
          <table:table-cell table:style-name="ce5" office:value-type="string" calcext:value-type="string">
            <text:p>TSSOP-5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S42S16400J-xC/MT48LC16M16A2P-6A</text:p>
          </table:table-cell>
          <table:table-cell office:value-type="string" calcext:value-type="string">
            <text:p>340-128308-TRA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U303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74AC125</text:p>
          </table:table-cell>
          <table:table-cell office:value-type="string" calcext:value-type="string">
            <text:p>863-MC74AC125DTR2G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U302</text:p>
          </table:table-cell>
          <table:table-cell table:style-name="ce5" office:value-type="string" calcext:value-type="string">
            <text:p>SOIC-16W_7.5x10.3mm_P1.27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DuM5402</text:p>
          </table:table-cell>
          <table:table-cell office:value-type="string" calcext:value-type="string">
            <text:p>584-ADUM5402ARWZ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U301</text:p>
          </table:table-cell>
          <table:table-cell table:style-name="ce5" office:value-type="string" calcext:value-type="string">
            <text:p>TSSOP-14_4.4x5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TXB0104PW</text:p>
          </table:table-cell>
          <table:table-cell office:value-type="string" calcext:value-type="string">
            <text:p>595-TXB0104PW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R306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51R1</text:p>
          </table:table-cell>
          <table:table-cell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R305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R303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R302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4k7</text:p>
          </table:table-cell>
          <table:table-cell table:number-columns-repeated="3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L301</text:p>
          </table:table-cell>
          <table:table-cell table:style-name="ce6" office:value-type="string" calcext:value-type="string">
            <text:p>CW25201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CW252016-R33G</text:p>
          </table:table-cell>
          <table:table-cell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D303</text:p>
          </table:table-cell>
          <table:table-cell table:style-name="ce5" office:value-type="string" calcext:value-type="string">
            <text:p>D_SOD-323_HandSolder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SD36C-01FTG</text:p>
          </table:table-cell>
          <table:table-cell office:value-type="string" calcext:value-type="string">
            <text:p>576-SD36C-01FTG 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D302</text:p>
          </table:table-cell>
          <table:table-cell table:style-name="ce6" office:value-type="string" calcext:value-type="string">
            <text:p>D_SM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BJ5.0A</text:p>
          </table:table-cell>
          <table:table-cell/>
          <table:table-cell office:value-type="string" calcext:value-type="string">
            <text:p>recycle</text:p>
          </table:table-cell>
          <table:table-cell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D301</text:p>
          </table:table-cell>
          <table:table-cell table:style-name="ce6" office:value-type="string" calcext:value-type="string">
            <text:p>SOT-2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AV99</text:p>
          </table:table-cell>
          <table:table-cell table:number-columns-repeated="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Y201</text:p>
          </table:table-cell>
          <table:table-cell table:style-name="ce6" office:value-type="string" calcext:value-type="string">
            <text:p>NX3225GD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X3225GD-8MHZ</text:p>
          </table:table-cell>
          <table:table-cell table:number-columns-repeated="3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U208</text:p>
          </table:table-cell>
          <table:table-cell table:style-name="ce5" office:value-type="string" calcext:value-type="string">
            <text:p>MSOP-8_3x3mm_P0.65mm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4LC08B-E/MS</text:p>
          </table:table-cell>
          <table:table-cell office:value-type="string" calcext:value-type="string">
            <text:p>579-24LC08B-E/M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U203,U202,U201</text:p>
          </table:table-cell>
          <table:table-cell table:style-name="ce5" office:value-type="string" calcext:value-type="string">
            <text:p>SOT-23-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SN74LVC1T45DBV</text:p>
          </table:table-cell>
          <table:table-cell office:value-type="string" calcext:value-type="string">
            <text:p>595-SN74LVC1T45DBV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U204</text:p>
          </table:table-cell>
          <table:table-cell table:style-name="ce5" office:value-type="string" calcext:value-type="string">
            <text:p>Texas_PWSON-N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HDC1080</text:p>
          </table:table-cell>
          <table:table-cell office:value-type="string" calcext:value-type="string">
            <text:p>595-HDC1080DMBR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R212,R210</text:p>
          </table:table-cell>
          <table:table-cell table:style-name="ce5" office:value-type="string" calcext:value-type="string">
            <text:p>R_0603_1608Metric_Pad0.9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80" calcext:value-type="float">
            <text:p>680</text:p>
          </table:table-cell>
          <table:table-cell office:value-type="string" calcext:value-type="string">
            <text:p>667-ERJ-UP3J681V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R211</text:p>
          </table:table-cell>
          <table:table-cell table:style-name="ce6" office:value-type="string" calcext:value-type="string">
            <text:p>R_0603_1608Metric_Pad0.98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J202</text:p>
          </table:table-cell>
          <table:table-cell table:style-name="ce7" office:value-type="string" calcext:value-type="string">
            <text:p>PinHeader_1x02_P2.54mm_Vertical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nn_02x01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J201</text:p>
          </table:table-cell>
          <table:table-cell table:style-name="ce6" office:value-type="string" calcext:value-type="string">
            <text:p>PinHeader_2x05_P1.27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20021111-00010T4LF</text:p>
          </table:table-cell>
          <table:table-cell table:number-columns-repeated="3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D203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LUE</text:p>
          </table:table-cell>
          <table:table-cell table:number-columns-repeated="3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D201</text:p>
          </table:table-cell>
          <table:table-cell table:style-name="ce6" office:value-type="string" calcext:value-type="string">
            <text:p>LED_0603_1608Metric_Pad1.05x0.95mm_HandSolder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RED</text:p>
          </table:table-cell>
          <table:table-cell table:number-columns-repeated="3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C220,C219</text:p>
          </table:table-cell>
          <table:table-cell table:style-name="ce5" office:value-type="string" calcext:value-type="string">
            <text:p>C_0603_1608Metric_Pad1.08x0.95mm_HandSolde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u2</text:p>
          </table:table-cell>
          <table:table-cell office:value-type="string" calcext:value-type="string">
            <text:p>963-TMK107ABJ225MA-T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 table:number-rows-repeated="104848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09:27:47.015262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0-12-11T11:12:09.614859212</dc:date>
    <meta:editing-duration>PT4H54S</meta:editing-duration>
    <meta:editing-cycles>110</meta:editing-cycles>
    <meta:document-statistic meta:table-count="1" meta:cell-count="572" meta:object-count="0"/>
  </office:meta>
</office:document-meta>
</file>